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7cbf" officeooo:paragraph-rsid="00037cbf"/>
    </style:style>
    <style:style style:name="P2" style:family="paragraph" style:parent-style-name="Standard">
      <style:text-properties officeooo:rsid="000534f6" officeooo:paragraph-rsid="000534f6"/>
    </style:style>
    <style:style style:name="P3" style:family="paragraph" style:parent-style-name="Standard">
      <style:text-properties officeooo:rsid="00070be4" officeooo:paragraph-rsid="00070be4"/>
    </style:style>
    <style:style style:name="P4" style:family="paragraph" style:parent-style-name="Standard">
      <style:text-properties officeooo:rsid="00070be4" officeooo:paragraph-rsid="00070be4"/>
    </style:style>
    <style:style style:name="P5" style:family="paragraph" style:parent-style-name="Standard">
      <style:text-properties officeooo:rsid="0008c584" officeooo:paragraph-rsid="0008c584"/>
    </style:style>
    <style:style style:name="P6" style:family="paragraph" style:parent-style-name="Standard">
      <style:text-properties officeooo:rsid="00094385" officeooo:paragraph-rsid="00094385"/>
    </style:style>
    <style:style style:name="P7" style:family="paragraph" style:parent-style-name="Standard">
      <style:text-properties officeooo:rsid="00094385" officeooo:paragraph-rsid="0009cab2"/>
    </style:style>
    <style:style style:name="P8" style:family="paragraph" style:parent-style-name="Standard">
      <style:text-properties officeooo:rsid="0009cab2" officeooo:paragraph-rsid="0009cab2"/>
    </style:style>
    <style:style style:name="T1" style:family="text">
      <style:text-properties officeooo:rsid="000534f6"/>
    </style:style>
    <style:style style:name="T2" style:family="text">
      <style:text-properties officeooo:rsid="00070be4"/>
    </style:style>
    <style:style style:name="T3" style:family="text">
      <style:text-properties officeooo:rsid="0008c584"/>
    </style:style>
    <style:style style:name="T4" style:family="text">
      <style:text-properties officeooo:rsid="00094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t View</text:p>
      <text:p text:style-name="P1">Cart</text:p>
      <text:p text:style-name="P1"><text:tab/>Need Access To:</text:p>
      <text:p text:style-name="P1"><text:tab/><text:tab/>Qty of each product in cart</text:p>
      <text:p text:style-name="P1"><text:tab/><text:tab/>Id of each product in cart</text:p>
      <text:p text:style-name="P1"><text:tab/>User</text:p>
      <text:p text:style-name="P1"><text:tab/><text:tab/>Use muses_cart table in db to keep track of what is in a user's cart</text:p>
      <text:p text:style-name="P1"><text:tab/>Non User</text:p>
      <text:p text:style-name="P1"><text:tab/><text:tab/>Use session variable session.cart to keep track of cart</text:p>
      <text:p text:style-name="P1"/>
      <text:p text:style-name="P1"><text:tab/>Alternatives</text:p>
      <text:p text:style-name="P1"><text:tab/><text:tab/>Store all carts in the db, then I have data on how often an item is added to a cart, but never purchased, but then I could be double counting people and I don't want to worry about that right now. </text:p>
      <text:p text:style-name="P1"><text:tab/><text:tab/></text:p>
      <text:p text:style-name="P1"><text:tab/><text:tab/>If I go the gimp user route, I'm not even sure at this point it would help me that much with reducing the amount of code I need to handle the two different use cases. </text:p>
      <text:p text:style-name="P1"/>
      <text:p text:style-name="P1">Shipping Data</text:p>
      <text:p text:style-name="P1"><text:tab/>Need Access To:</text:p>
      <text:p text:style-name="P1"><text:tab/><text:tab/>A full address with first name, last name, street address, etc. </text:p>
      <text:p text:style-name="P1"><text:tab/>User:</text:p>
      <text:p text:style-name="P1"><text:tab/><text:tab/>Get directly from the db</text:p>
      <text:p text:style-name="P1"><text:tab/><text:tab/>db even marks which address, if any, is marked as the default address</text:p>
      <text:p text:style-name="P1"><text:tab/>Session</text:p>
      <text:p text:style-name="P1"><text:tab/><text:tab/>Only one address is allowed and it is stored in the session variable</text:p>
      <text:p text:style-name="P1"><text:tab/><text:tab/>session.addres</text:p>
      <text:p text:style-name="P1"/>
      <text:p text:style-name="P1"><text:tab/>Alternatives/thoughs</text:p>
      <text:p text:style-name="P1"><text:tab/><text:tab/>A lot can be done right now to reduct the amount of API calls to EasyPost. Also, each time the api is called, a json object of the response should be stored in session so that it can be saved in the purchase history data. </text:p>
      <text:p text:style-name="P1"><text:tab/><text:tab/></text:p>
      <text:p text:style-name="P1"><text:tab/><text:tab/>For limiting API calls. Every address will have three additional fields last modified, json object of api response, time of last api response. <text:s/>This will work on the session as well. If a user has entered a new address or changed an existing address, when the controller needs to display shipping information for the selected address it will first check to see if there is anything in the json object field, if not it will request new and add it. If there is it will compare the last modified date with the last response date. If modified before last response, use. If <text:s/>modified after last response, request new and add. <text:span text:style-name="T1">Also, do one more check to see that the latest response isn't too old (like 30 days or something)</text:span></text:p>
      <text:p text:style-name="P1"><text:tab/><text:tab/></text:p>
      <text:p text:style-name="P2"/>
      <text:p text:style-name="P2"/>
      <text:p text:style-name="P2"/>
      <text:p text:style-name="P2"/>
      <text:p text:style-name="P2">Payment Information</text:p>
      <text:p text:style-name="P2"><text:tab/>Need Access To:</text:p>
      <text:p text:style-name="P2"><text:tab/><text:tab/>What payment method the user would like to use</text:p>
      <text:p text:style-name="P2"><text:tab/><text:tab/></text:p>
      <text:p text:style-name="P2"><text:soft-page-break/><text:tab/><text:tab/>If Stripe:</text:p>
      <text:p text:style-name="P2"><text:tab/><text:tab/><text:tab/>I need, email, name, card information, billing address information</text:p>
      <text:p text:style-name="P2"><text:tab/><text:tab/><text:tab/>(just use same list of address and let user add and use the ones in there. But that would mean I need to give session users the ability to add multiple addresses :/ Well, session users are expecting to enter everything for the first time, right? So if it comes up that I need a billing address, I will just ask if it is the same as the shipping address, if yes, copy shipping address info into billing address info. If no, have user enter new information for the billing address. If user answers that it is the same address and then change their mind, blank out all the fields and remove address from session.billing_address or remove is_billing_address_default from address in db?</text:p>
      <text:p text:style-name="P2"/>
      <text:p text:style-name="P2"><text:tab/><text:tab/>If paypal:</text:p>
      <text:p text:style-name="P2"><text:tab/><text:tab/><text:tab/>I would like a way to ask for user's email before sending them to paypal in case something happens or in case they don't want to use paypal email for 3muses confirmation reciept. If they are logged in I already have this information, if they are not logged in, then I need it. That's really all I need to know for paypal. </text:p>
      <text:p text:style-name="P2"/>
      <text:p text:style-name="P2"/>
      <text:p text:style-name="P2">Checkout View!</text:p>
      <text:p text:style-name="P2">Cart</text:p>
      <text:p text:style-name="P2"><text:tab/>This information comes from the same place as on the cart view. </text:p>
      <text:p text:style-name="P2"/>
      <text:p text:style-name="P2">Shipping Address</text:p>
      <text:p text:style-name="P2"><text:tab/>This information comes from the same place, but for user I need to only show the address marked as the default. <text:span text:style-name="T2">For non user, I still only have one address so I just use whatever is in session.address. </text:span></text:p>
      <text:p text:style-name="P2"/>
      <text:p text:style-name="P3">Shipping Information</text:p>
      <text:p text:style-name="P3"><text:tab/>So....hopefully now I will have the whole easypost api response recorded somewhere (with the address) that I can pull out and either use, or determine that I can't use and request another one. Once I get to the checkout phase, I should never need to re-request. In fact, I'll assume that I'm making so that I don't have to? (but what if someone is messing with address while the purchase is going on? WHY WOULD SOMEONE DO THAT? I'm not sure. </text:p>
      <text:p text:style-name="P3"/>
      <text:p text:style-name="P3"><text:tab/>Basically for this section I need the id of the current address being used for shipping, the current selection for preferred shipping method, which is stored in the session for both user and non user, perhaps that can be another field on the address db table. Name of preferred shipping type for that address! But if I have those three things I can get display what I need.</text:p>
      <text:p text:style-name="P3"/>
      <text:p text:style-name="P3">Payment information!</text:p>
      <text:p text:style-name="P3"><text:tab/>If paying with a card, I have it selected, is the only card displayed, I'm getting the information about the card from stripe, everything is great (I guess.)</text:p>
      <text:p text:style-name="P3"/>
      <text:p text:style-name="P3"><text:tab/><text:span text:style-name="T3">If session user, you can only have one card at a time, so this just pulls in that data from the session (but retreives the data from stripe every time it needs to be displayed (should I not?)</text:span></text:p>
      <text:p text:style-name="P3"/>
      <text:p text:style-name="P3"><text:tab/><text:span text:style-name="T3">If db user, there are multiple cards that get retrieved (up to 10) and I need to include in the session what the default card is. I should use the same logic for session user so I have that variable defined for either case. </text:span></text:p>
      <text:p text:style-name="P3"/>
      <text:p text:style-name="P3"><text:soft-page-break/><text:tab/>If paying with paypal, I need to generate, using the checkout controller, the link to the payment page on paypal website. </text:p>
      <text:p text:style-name="P3"><text:tab/></text:p>
      <text:p text:style-name="P3"><text:tab/><text:span text:style-name="T3">If session user, I will want to ask for email at some point</text:span></text:p>
      <text:p text:style-name="P3"/>
      <text:p text:style-name="P3"/>
      <text:p text:style-name="P5">Pay function for credit card purchases,</text:p>
      <text:p text:style-name="P5"><text:tab/>If paying by credit card the purchase goes through this function (I currently actually viist this view, but I want to stop doing that. This executes the payment, adds all relevant information to the payment history, sends a confirmation email, resets the cart, and removes purchased products from the inventory and then redirects to a confirmation screen. The confirmation screen should function entirely off of data in the db, except for a session variable that says if the user can view it or not.</text:p>
      <text:p text:style-name="P5"/>
      <text:p text:style-name="P5">Pay function for paypal</text:p>
      <text:p text:style-name="P5">the pay button redirects to paypal site, they say ok and are redirected back to threemusesglass. I could convievably have the pay function handle that (it wouldn't be invis anymore), but right now a seperate handler catches the information, executes the payment, sends a confirmation email, refreshes the cart and removes the purchased items from the store. </text:p>
      <text:p text:style-name="P5"/>
      <text:p text:style-name="P5"/>
      <text:p text:style-name="P5"/>
      <text:p text:style-name="P6">Cart View</text:p>
      <text:p text:style-name="P6"><text:tab/>Cart</text:p>
      <text:p text:style-name="P6"><text:tab/><text:tab/>Product qty</text:p>
      <text:p text:style-name="P6"><text:tab/><text:tab/>product id</text:p>
      <text:p text:style-name="P6"/>
      <text:p text:style-name="P6"><text:tab/>Shipping address info</text:p>
      <text:p text:style-name="P6"><text:tab/><text:tab/>shipping first name</text:p>
      <text:p text:style-name="P6"><text:tab/><text:tab/>shipping last name</text:p>
      <text:p text:style-name="P6"><text:tab/><text:tab/>….</text:p>
      <text:p text:style-name="P6"><text:tab/><text:tab/>shipping country</text:p>
      <text:p text:style-name="P6"><text:tab/><text:tab/>last modified date</text:p>
      <text:p text:style-name="P6"><text:tab/><text:tab/>easypost api response</text:p>
      <text:p text:style-name="P6"><text:tab/><text:tab/>date of more recent api request</text:p>
      <text:p text:style-name="P6"/>
      <text:p text:style-name="P6"><text:tab/>Shipping cost info</text:p>
      <text:p text:style-name="P6"><text:tab/><text:tab/>Everything I need is in the api response</text:p>
      <text:p text:style-name="P6"/>
      <text:p text:style-name="P6"><text:tab/>Billing information</text:p>
      <text:p text:style-name="P6"><text:tab/><text:tab/>Card option</text:p>
      <text:p text:style-name="P6"><text:tab/><text:tab/><text:tab/>retrieve from stripe or add to stripe</text:p>
      <text:p text:style-name="P6"/>
      <text:p text:style-name="P8">Checkout View</text:p>
      <text:p text:style-name="P8"><text:tab/><text:span text:style-name="T4">Cart</text:span></text:p>
      <text:p text:style-name="P7"><text:tab/><text:tab/>Product qty</text:p>
      <text:p text:style-name="P7"><text:tab/><text:tab/>product id</text:p>
      <text:p text:style-name="P7"/>
      <text:p text:style-name="P7"><text:tab/>Shipping address info</text:p>
      <text:p text:style-name="P7"><text:tab/><text:tab/>shipping first name</text:p>
      <text:p text:style-name="P7"><text:soft-page-break/><text:tab/><text:tab/>shipping last name</text:p>
      <text:p text:style-name="P7"><text:tab/><text:tab/>….</text:p>
      <text:p text:style-name="P7"><text:tab/><text:tab/>shipping country</text:p>
      <text:p text:style-name="P7"><text:tab/><text:tab/>last modified date</text:p>
      <text:p text:style-name="P7"><text:tab/><text:tab/>easypost api response</text:p>
      <text:p text:style-name="P7"><text:tab/><text:tab/>date of more recent api request</text:p>
      <text:p text:style-name="P6"/>
      <text:p text:style-name="P6"/>
      <text:p text:style-name="P6">General, if session variable is used for session user, populate the same variable with the data for a regular u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cGlynn</meta:initial-creator>
    <meta:creation-date>2015-02-06T08:40:01.764368657</meta:creation-date>
    <dc:date>2015-02-06T20:12:20.278242256</dc:date>
    <dc:creator>James McGlynn</dc:creator>
    <meta:editing-duration>PT20M41S</meta:editing-duration>
    <meta:editing-cycles>4</meta:editing-cycles>
    <meta:generator>LibreOffice/4.1.3.2$Linux_X86_64 LibreOffice_project/410m0$Build-2</meta:generator>
    <meta:document-statistic meta:table-count="0" meta:image-count="0" meta:object-count="0" meta:page-count="4" meta:paragraph-count="85" meta:word-count="1165" meta:character-count="6550" meta:non-whitespace-character-count="5333"/>
  </office:meta>
</office:document-meta>
</file>